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xd.adobe.com/spec/2fe75e49-1a60-4caa-6f8e-81bd91bb8c0d-59d6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9:10:33.824442602</meta:creation-date>
    <dc:date>2018-09-12T09:11:02.482714208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68" meta:non-whitespace-character-count="68"/>
    <meta:generator>LibreOffice/6.0.3.2$Linux_X86_64 LibreOffice_project/00m0$Build-2</meta:generator>
  </office:meta>
</office:document-meta>
</file>